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Manacor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Assassin's Ink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Pop Foam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Potion of Fire Resistanc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table:number-columns-repeated="13"/>
          <table:table-cell table:style-name="ce11" office:value-type="string">
            <text:p>Flamebreaker Toke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 table:number-columns-repeated="24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 table:number-columns-repeated="10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5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5:08:51.31</dc:date>
    <meta:editing-duration>P23DT3H38M16S</meta:editing-duration>
    <meta:editing-cycles>46</meta:editing-cycles>
    <meta:generator>OpenOffice/4.1.13$Win32 OpenOffice.org_project/4113m1$Build-9810</meta:generator>
    <meta:document-statistic meta:table-count="2" meta:cell-count="744" meta:object-count="0"/>
  </office:meta>
</office:document-meta>
</file>